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8080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0099cc" draw:textarea-horizontal-align="justify" draw:textarea-vertical-align="bottom" draw:auto-grow-height="false" draw:auto-grow-width="false" fo:min-height="2.285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0.75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1.175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5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2.02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6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1.598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99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88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54pt" fo:text-shadow="none" style:font-size-asian="54pt" style:font-size-complex="54pt"/>
    </style:style>
    <style:style style:name="T2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cc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99" fo:font-size="80%"/>
      </text:list-level-style-number>
      <text:list-level-style-bullet text:level="2" text:bullet-char="–">
        <style:list-level-properties text:space-before="1.27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99cc" fo:font-size="60%"/>
      </text:list-level-style-bullet>
      <text:list-level-style-bullet text:level="4" text:bullet-char="–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99cc" fo:font-size="100%"/>
      </text:list-level-style-bullet>
    </text:list-style>
  </office:automatic-styles>
  <office:body>
    <office:presentation>
      <draw:page draw:name="Amazing Love" draw:style-name="dp1" draw:master-page-name="Titular1" presentation:presentation-page-layout-name="AL1T0">
        <draw:frame presentation:style-name="pr1" draw:text-style-name="P2" draw:layer="layout" svg:width="21.59cm" svg:height="2.54cm" svg:x="2.328cm" svg:y="0.635cm" presentation:class="title" presentation:user-transformed="true">
          <draw:text-box>
            <text:list text:style-name="L1">
              <text:list-header>
                <text:p text:style-name="P1"><text:span text:style-name="T1">Amazing Love</text:span>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2">My Lord, what love is this?</text:span></text:p>
                <text:p text:style-name="P3"><text:span text:style-name="T2">That paid so dearly</text:span></text:p>
                <text:p text:style-name="P3"><text:span text:style-name="T2">That I the guilty one,</text:span></text:p>
                <text:p text:style-name="P3"><text:span text:style-name="T2">may go fre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4" draw:text-style-name="P2" draw:layer="layout" svg:width="21.802cm" svg:height="11.43cm" svg:x="1.905cm" svg:y="2.963cm" presentation:class="subtitle" presentation:user-transformed="true">
          <draw:text-box>
            <text:list text:style-name="L2">
              <text:list-header>
                <text:p text:style-name="P3"><text:span text:style-name="T2">Amazing love, what sacrifice</text:span></text:p>
                <text:p text:style-name="P3"><text:span text:style-name="T2">The Son of God, given for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4" draw:text-style-name="P2" draw:layer="layout" svg:width="22.437cm" svg:height="11.43cm" svg:x="1.904cm" svg:y="2.963cm" presentation:class="subtitle" presentation:user-transformed="true">
          <draw:text-box>
            <text:list text:style-name="L2">
              <text:list-header>
                <text:p text:style-name="P3"><text:span text:style-name="T2">My debt He paid,</text:span></text:p>
                <text:p text:style-name="P3"><text:span text:style-name="T2">and my death He died</text:span></text:p>
                <text:p text:style-name="P3"><text:span text:style-name="T2">that I might live</text:span></text:p>
                <text:p text:style-name="P3"><text:span text:style-name="T2">That I might liv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0">
        <draw:frame presentation:style-name="pr5" draw:text-style-name="P2" draw:layer="layout" svg:width="21.378cm" svg:height="12.276cm" svg:x="1.905cm" svg:y="2.117cm" presentation:class="subtitle" presentation:user-transformed="true">
          <draw:text-box>
            <text:list text:style-name="L2">
              <text:list-header>
                <text:p text:style-name="P3"><text:span text:style-name="T2">And so, they watched Him</text:span></text:p>
                <text:p text:style-name="P3"><text:span text:style-name="T2">Die Despised, rejected</text:span></text:p>
                <text:p text:style-name="P3"><text:span text:style-name="T2">But oh, the blood He shed</text:span></text:p>
                <text:p text:style-name="P3"><text:span text:style-name="T2">Flowed for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0">
        <draw:frame presentation:style-name="pr4" draw:text-style-name="P2" draw:layer="layout" svg:width="21.802cm" svg:height="11.43cm" svg:x="1.905cm" svg:y="2.963cm" presentation:class="subtitle" presentation:user-transformed="true">
          <draw:text-box>
            <text:list text:style-name="L2">
              <text:list-header>
                <text:p text:style-name="P3"><text:span text:style-name="T2">Amazing love, what sacrifice</text:span></text:p>
                <text:p text:style-name="P3"><text:span text:style-name="T2">The Son of God, given for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0">
        <draw:frame presentation:style-name="pr4" draw:text-style-name="P2" draw:layer="layout" svg:width="22.437cm" svg:height="11.43cm" svg:x="1.904cm" svg:y="2.963cm" presentation:class="subtitle" presentation:user-transformed="true">
          <draw:text-box>
            <text:list text:style-name="L2">
              <text:list-header>
                <text:p text:style-name="P3"><text:span text:style-name="T2">My debt He paid,</text:span></text:p>
                <text:p text:style-name="P3"><text:span text:style-name="T2">and my death He died</text:span></text:p>
                <text:p text:style-name="P3"><text:span text:style-name="T2">that I might liv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0">
        <draw:frame presentation:style-name="pr6" draw:text-style-name="P2" draw:layer="layout" svg:width="21.378cm" svg:height="11.853cm" svg:x="1.905cm" svg:y="2.539cm" presentation:class="subtitle" presentation:user-transformed="true">
          <draw:text-box>
            <text:list text:style-name="L2">
              <text:list-header>
                <text:p text:style-name="P3"><text:span text:style-name="T2">And now, this love of Christ</text:span></text:p>
                <text:p text:style-name="P3"><text:span text:style-name="T2">shall flow like rivers</text:span></text:p>
                <text:p text:style-name="P3"><text:span text:style-name="T2">Come wash your guilt</text:span></text:p>
                <text:p text:style-name="P3"><text:span text:style-name="T2">away and live agai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0">
        <draw:frame presentation:style-name="pr4" draw:text-style-name="P2" draw:layer="layout" svg:width="21.802cm" svg:height="11.43cm" svg:x="1.905cm" svg:y="2.963cm" presentation:class="subtitle" presentation:user-transformed="true">
          <draw:text-box>
            <text:list text:style-name="L2">
              <text:list-header>
                <text:p text:style-name="P3"><text:span text:style-name="T2">Amazing love, what sacrifice</text:span></text:p>
                <text:p text:style-name="P3"><text:span text:style-name="T2">The Son of God, given for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1T0">
        <draw:frame presentation:style-name="pr4" draw:text-style-name="P2" draw:layer="layout" svg:width="22.437cm" svg:height="11.43cm" svg:x="1.904cm" svg:y="2.963cm" presentation:class="subtitle" presentation:user-transformed="true">
          <draw:text-box>
            <text:list text:style-name="L2">
              <text:list-header>
                <text:p text:style-name="P3"><text:span text:style-name="T2">My debt He paid,</text:span></text:p>
                <text:p text:style-name="P3"><text:span text:style-name="T2">and my death He died</text:span></text:p>
                <text:p text:style-name="P3"><text:span text:style-name="T2">that I might liv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008080" draw:start-intensity="100%" draw:end-intensity="100%" draw:angle="2700" draw:border="0%"/>
    <draw:gradient draw:name="Gradient_20_2" draw:display-name="Gradient 2" draw:style="linear" draw:start-color="#009999" draw:end-color="#004646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8080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9999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•">
            <style:list-level-properties text:space-before="5.08cm" text:min-label-width="0.635cm"/>
            <style:text-properties style:font-name="Times New Roman" fo:color="#0099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9999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ffcc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66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008080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009999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009999" fo:font-size="80%"/>
          </text:list-level-style-bullet>
          <text:list-level-style-number text:level="2" style:num-format="">
            <style:list-level-properties/>
            <style:text-properties fo:color="#ffffff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0099cc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000000">
        <text:list-style style:name="Titular1-subtitle">
          <text:list-level-style-number text:level="1" style:num-format="">
            <style:list-level-properties/>
            <style:text-properties fo:color="#009999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0099cc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000000">
        <text:list-style style:name="Titular1-title">
          <text:list-level-style-number text:level="1" style:num-format="">
            <style:list-level-properties/>
            <style:text-properties fo:color="#ffcc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66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8080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9999" draw:fill-gradient-name="Gradient_20_2" draw:textarea-horizontal-align="left" draw:textarea-vertical-align="top" draw:auto-grow-height="false" fo:min-height="14.354cm" fo:min-width="9.902cm" fo:padding-top="0.13cm" fo:padding-bottom="0.13cm" fo:padding-left="0.25cm" fo:padding-right="0.25cm" fo:wrap-option="wrap" draw:shadow-color="#000000"/>
    </style:style>
    <style:style style:name="Mgr4" style:family="graphic" style:parent-style-name="standard">
      <style:graphic-properties draw:stroke="solid" svg:stroke-width="0.035cm" svg:stroke-color="#009999" draw:stroke-linejoin="miter" svg:stroke-linecap="round" draw:fill="none" draw:fill-color="#0099cc" draw:textarea-horizontal-align="left" draw:textarea-vertical-align="middle" draw:auto-grow-height="false" fo:min-height="37.769cm" fo:min-width="46.224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none" draw:fill-color="#0099cc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Mgr6" style:family="graphic" style:parent-style-name="standard">
      <style:graphic-properties draw:stroke="none" draw:fill="gradient" draw:fill-color="#009999" draw:fill-gradient-name="Gradient_20_2" draw:textarea-horizontal-align="left" draw:textarea-vertical-align="top" draw:auto-grow-height="false" fo:min-height="11.263cm" fo:min-width="15.812cm" fo:padding-top="0.13cm" fo:padding-bottom="0.13cm" fo:padding-left="0.25cm" fo:padding-right="0.25cm" fo:wrap-option="wrap" draw:shadow-color="#000000"/>
    </style:style>
    <style:style style:name="Mgr7" style:family="graphic" style:parent-style-name="standard">
      <style:graphic-properties draw:stroke="solid" svg:stroke-width="0.035cm" svg:stroke-color="#009999" draw:stroke-linejoin="miter" svg:stroke-linecap="round" draw:fill="none" draw:fill-color="#0099cc" draw:textarea-horizontal-align="left" draw:textarea-vertical-align="middle" draw:auto-grow-height="false" fo:min-height="29.725cm" fo:min-width="36.867cm" fo:padding-top="0.13cm" fo:padding-bottom="0.13cm" fo:padding-left="0.25cm" fo:padding-right="0.25cm" fo:wrap-option="no-wrap" draw:shadow-color="#00000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9999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0099cc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0099cc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0099cc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0099cc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ffff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4" draw:text-style-name="MP6" draw:layer="backgroundobjects" svg:width="46.724cm" svg:height="38.029cm" svg:x="-23.362cm" svg:y="0.004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6" draw:text-style-name="MP5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7cm" svg:height="29.985cm" svg:x="-21.559cm" svg:y="4.057cm">
          <text:p/>
          <draw:enhanced-geometry svg:viewBox="0 0 21600 21600" draw:type="mso-spt100" draw:modifiers="280.610397338867 0 0 21231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ular1-title" draw:layer="backgroundobjects" svg:width="21.59cm" svg:height="3.175cm" svg:x="3.594cm" svg:y="2.116cm" presentation:class="title" presentation:placeholder="true">
        <draw:text-box/>
      </draw:frame>
      <draw:frame presentation:style-name="Titular1-subtitle" draw:layer="backgroundobjects" svg:width="17.78cm" svg:height="4.868cm" svg:x="1.905cm" svg:y="9.525cm" presentation:class="sub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3T02:26:34.390000000</dc:date>
    <meta:editing-cycles>10</meta:editing-cycles>
    <meta:editing-duration>PT2H54M58S</meta:editing-duration>
    <meta:document-statistic meta:object-count="59"/>
    <meta:generator>LibreOffice/6.4.1.2$Linux_x86 LibreOffice_project/40$Build-2</meta:generator>
  </office:meta>
</office:document-meta>
</file>